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Courier" style:font-family-generic="modern" style:font-pitch="fixed" fo:font-size="10pt" style:font-size-asian="10pt" style:font-size-complex="10pt"/>
    </style:style>
    <style:style style:name="T1" style:family="text">
      <style:text-properties fo:font-family="Courier" style:font-family-generic="modern" style:font-pitch="fixed" fo:font-size="10pt" style:font-size-asian="10pt" style:font-size-complex="10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8.295cm" svg:height="11.793cm" svg:x="1.454cm" svg:y="9.638cm">
          <draw:text-box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o.... <text:s text:c="4"/>.o*.... <text:s text:c="4"/>o**.... <text:s text:c="4"/>***o... <text:s text:c="4"/>****o.. <text:s text:c="4"/>*****o. <text:s text:c="4"/>******o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/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..o.... <text:s text:c="4"/>.o*.... <text:s text:c="4"/>o**.... <text:s text:c="4"/>***o... <text:s text:c="4"/>****o.. <text:s text:c="4"/>*****o. <text:s text:c="4"/>******o <text:s text:c="4"/></text:span></text:p>
            <text:p text:style-name="P1"><text:span text:style-name="T1"/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o.... <text:s text:c="4"/>.o*.... <text:s text:c="4"/>o**.... <text:s text:c="4"/>***o... <text:s text:c="4"/>****o.. <text:s text:c="4"/>*****o. <text:s text:c="4"/>******o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/></text:p>
            <text:p text:style-name="P1"><text:span text:style-name="T1">....... <text:s text:c="4"/>....... <text:s text:c="4"/>....... <text:s text:c="4"/>....... <text:s text:c="4"/>....... <text:s text:c="4"/>....... <text:s text:c="4"/>....... <text:s text:c="4"/></text:span></text:p>
            <text:p text:style-name="P1"><text:span text:style-name="T1">..o.... <text:s text:c="4"/>.o*.... <text:s text:c="4"/>o**.... <text:s text:c="4"/>***o... <text:s text:c="4"/>****o.. <text:s text:c="4"/>*****o. <text:s text:c="4"/>******o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/></text:p>
            <text:p text:style-name="P1"><text:span text:style-name="T1">..o.... <text:s text:c="4"/>.o*.... <text:s text:c="4"/>o**.... <text:s text:c="4"/>***o... <text:s text:c="4"/>****o.. <text:s text:c="4"/>*****o. <text:s text:c="4"/>******o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  <text:p text:style-name="P1"><text:span text:style-name="T1">******* <text:s text:c="4"/>******* <text:s text:c="4"/>******* <text:s text:c="4"/>******* <text:s text:c="4"/>******* <text:s text:c="4"/>******* <text:s text:c="4"/>******* <text:s text:c="4"/></text:span></text:p>
          </draw:text-box>
        </draw:frame>
        <draw:frame draw:style-name="gr2" draw:layer="layout" svg:width="1.984cm" svg:height="2.639cm" svg:x="2cm" svg:y="6.8cm">
          <draw:text-box>
            <text:p text:style-name="P1"><text:span text:style-name="T2">.......</text:span></text:p>
            <text:p text:style-name="P1"><text:span text:style-name="T2">.......</text:span></text:p>
            <text:p text:style-name="P1"><text:span text:style-name="T2">.......</text:span></text:p>
            <text:p text:style-name="P1"><text:span text:style-name="T2">..o....</text:span></text:p>
            <text:p text:style-name="P1"><text:span text:style-name="T2">.......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Uwe S</meta:initial-creator>
    <meta:creation-date>2011-01-27T22:28:33</meta:creation-date>
    <dc:date>2011-01-28T09:37:36</dc:date>
    <dc:language>de-DE</dc:language>
    <meta:editing-cycles>2</meta:editing-cycles>
    <meta:editing-duration>PT5M1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